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onsolas-Bold" svg:font-family="Consolas-Bold" style:font-family-generic="system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666in" text:min-label-width="0.25in" text:list-level-position-and-space-mode="label-alignment">
          <style:list-level-label-alignment text:label-followed-by="listtab" fo:margin-left="4.91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in" text:min-label-width="0.25in" text:list-level-position-and-space-mode="label-alignment">
          <style:list-level-label-alignment text:label-followed-by="listtab" fo:margin-left="0.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in" text:min-label-width="0.25in" text:list-level-position-and-space-mode="label-alignment">
          <style:list-level-label-alignment text:label-followed-by="listtab" fo:margin-left="1.4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in" text:min-label-width="0.25in" text:list-level-position-and-space-mode="label-alignment">
          <style:list-level-label-alignment text:label-followed-by="listtab" fo:margin-left="1.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in" text:min-label-width="0.25in" text:list-level-position-and-space-mode="label-alignment">
          <style:list-level-label-alignment text:label-followed-by="listtab" fo:margin-left="2.4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in" text:min-label-width="0.25in" text:list-level-position-and-space-mode="label-alignment">
          <style:list-level-label-alignment text:label-followed-by="listtab" fo:margin-left="2.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in" text:min-label-width="0.25in" text:list-level-position-and-space-mode="label-alignment">
          <style:list-level-label-alignment text:label-followed-by="listtab" fo:margin-left="0.9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in" text:min-label-width="0.25in" text:list-level-position-and-space-mode="label-alignment">
          <style:list-level-label-alignment text:label-followed-by="listtab" fo:margin-left="1.4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in" text:min-label-width="0.25in" text:list-level-position-and-space-mode="label-alignment">
          <style:list-level-label-alignment text:label-followed-by="listtab" fo:margin-left="1.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in" text:min-label-width="0.25in" text:list-level-position-and-space-mode="label-alignment">
          <style:list-level-label-alignment text:label-followed-by="listtab" fo:margin-left="2.4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in" text:min-label-width="0.25in" text:list-level-position-and-space-mode="label-alignment">
          <style:list-level-label-alignment text:label-followed-by="listtab" fo:margin-left="2.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666in" text:min-label-width="0.25in" text:list-level-position-and-space-mode="label-alignment">
          <style:list-level-label-alignment text:label-followed-by="listtab" fo:margin-left="1.016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666in" text:min-label-width="0.25in" text:list-level-position-and-space-mode="label-alignment">
          <style:list-level-label-alignment text:label-followed-by="listtab" fo:margin-left="1.516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666in" text:min-label-width="0.25in" text:list-level-position-and-space-mode="label-alignment">
          <style:list-level-label-alignment text:label-followed-by="listtab" fo:margin-left="2.016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666in" text:min-label-width="0.25in" text:list-level-position-and-space-mode="label-alignment">
          <style:list-level-label-alignment text:label-followed-by="listtab" fo:margin-left="2.516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666in" text:min-label-width="0.25in" text:list-level-position-and-space-mode="label-alignment">
          <style:list-level-label-alignment text:label-followed-by="listtab" fo:margin-left="3.016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666in" text:min-label-width="0.25in" text:list-level-position-and-space-mode="label-alignment">
          <style:list-level-label-alignment text:label-followed-by="listtab" fo:margin-left="3.516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666in" text:min-label-width="0.25in" text:list-level-position-and-space-mode="label-alignment">
          <style:list-level-label-alignment text:label-followed-by="listtab" fo:margin-left="4.016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666in" text:min-label-width="0.25in" text:list-level-position-and-space-mode="label-alignment">
          <style:list-level-label-alignment text:label-followed-by="listtab" fo:margin-left="4.516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666in" text:min-label-width="0.25in" text:list-level-position-and-space-mode="label-alignment">
          <style:list-level-label-alignment text:label-followed-by="listtab" fo:margin-left="5.0166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Heading1" style:family="paragraph">
      <style:paragraph-properties fo:text-align="center"/>
    </style:style>
    <style:style style:name="T3" style:parent-style-name="DefaultParagraphFont" style:family="text">
      <style:text-properties fo:font-size="12pt" style:font-size-asian="12pt" style:font-size-complex="12pt" fo:background-color="#808080"/>
    </style:style>
    <style:style style:name="P4" style:parent-style-name="Heading1" style:family="paragraph">
      <style:text-properties fo:language="it" fo:country="IT"/>
    </style:style>
    <style:style style:name="P5" style:parent-style-name="ListParagraph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ListParagraph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ListParagraph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Heading1" style:family="paragraph">
      <style:text-properties fo:language="it" fo:country="IT"/>
    </style:style>
    <style:style style:name="P15" style:parent-style-name="ListParagraph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ListParagraph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ListParagraph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ListParagraph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ListParagraph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ListParagraph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Heading1" style:family="paragraph">
      <style:text-properties fo:language="it" fo:country="IT"/>
    </style:style>
    <style:style style:name="P37" style:parent-style-name="ListParagraph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ListParagraph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ListParagraph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ListParagraph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ListParagraph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ListParagraph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Heading1" style:family="paragraph">
      <style:text-properties fo:language="it" fo:country="IT"/>
    </style:style>
    <style:style style:name="P54" style:parent-style-name="ListParagraph" style:family="paragraph"/>
    <style:style style:name="P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" style:parent-style-name="DefaultParagraphFont" style:family="text">
      <style:text-properties style:font-name="Consolas" style:font-name-complex="Consolas" fo:color="#000000"/>
    </style:style>
    <style:style style:name="T57" style:parent-style-name="DefaultParagraphFont" style:family="text">
      <style:text-properties style:font-name="Consolas" style:font-name-complex="Consolas" fo:color="#F89746"/>
    </style:style>
    <style:style style:name="T58" style:parent-style-name="DefaultParagraphFont" style:family="text">
      <style:text-properties style:font-name="Consolas" style:font-name-complex="Consolas" fo:color="#000000"/>
    </style:style>
    <style:style style:name="T59" style:parent-style-name="DefaultParagraphFont" style:family="text">
      <style:text-properties style:font-name="Consolas" style:font-name-complex="Consolas" fo:color="#000000"/>
    </style:style>
    <style:style style:name="T60" style:parent-style-name="DefaultParagraphFont" style:family="text">
      <style:text-properties style:font-name="Consolas" style:font-name-complex="Consolas" fo:color="#7F7F7F"/>
    </style:style>
    <style:style style:name="T61" style:parent-style-name="DefaultParagraphFont" style:family="text">
      <style:text-properties style:font-name="Consolas" style:font-name-complex="Consolas" fo:color="#000000"/>
    </style:style>
    <style:style style:name="P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" style:parent-style-name="DefaultParagraphFont" style:family="text">
      <style:text-properties style:font-name="Consolas" style:font-name-complex="Consolas" fo:color="#000000"/>
    </style:style>
    <style:style style:name="T64" style:parent-style-name="DefaultParagraphFont" style:family="text">
      <style:text-properties style:font-name="Consolas" style:font-name-complex="Consolas" fo:color="#FF0000"/>
    </style:style>
    <style:style style:name="T65" style:parent-style-name="DefaultParagraphFont" style:family="text">
      <style:text-properties style:font-name="Consolas" style:font-name-complex="Consolas" fo:color="#000000"/>
    </style:style>
    <style:style style:name="T66" style:parent-style-name="DefaultParagraphFont" style:family="text">
      <style:text-properties style:font-name="Consolas-Bold" style:font-name-complex="Consolas-Bold" fo:font-weight="bold" style:font-weight-asian="bold" style:font-weight-complex="bold" fo:color="#000000"/>
    </style:style>
    <style:style style:name="T67" style:parent-style-name="DefaultParagraphFont" style:family="text">
      <style:text-properties style:font-name="Consolas" style:font-name-complex="Consolas" fo:color="#000000"/>
    </style:style>
    <style:style style:name="P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hyphenate="true"/>
    </style:style>
    <style:style style:name="P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" style:parent-style-name="DefaultParagraphFont" style:family="text">
      <style:text-properties style:font-name="Consolas" style:font-name-complex="Consolas" fo:color="#000000"/>
    </style:style>
    <style:style style:name="T71" style:parent-style-name="DefaultParagraphFont" style:family="text">
      <style:text-properties style:font-name="Consolas" style:font-name-complex="Consolas" fo:color="#FF0000"/>
    </style:style>
    <style:style style:name="T72" style:parent-style-name="DefaultParagraphFont" style:family="text">
      <style:text-properties style:font-name="Consolas" style:font-name-complex="Consolas" fo:color="#000000"/>
    </style:style>
    <style:style style:name="T73" style:parent-style-name="DefaultParagraphFont" style:family="text">
      <style:text-properties style:font-name="Consolas-Bold" style:font-name-complex="Consolas-Bold" fo:font-weight="bold" style:font-weight-asian="bold" style:font-weight-complex="bold" fo:color="#000000"/>
    </style:style>
    <style:style style:name="T74" style:parent-style-name="DefaultParagraphFont" style:family="text">
      <style:text-properties style:font-name="Consolas-Bold" style:font-name-complex="Consolas-Bold" fo:font-weight="bold" style:font-weight-asian="bold" style:font-weight-complex="bold" fo:color="#000000"/>
    </style:style>
    <style:style style:name="T75" style:parent-style-name="DefaultParagraphFont" style:family="text">
      <style:text-properties style:font-name="Consolas" style:font-name-complex="Consolas" fo:color="#000000"/>
    </style:style>
    <style:style style:name="P7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hyphenate="true"/>
    </style:style>
    <style:style style:name="P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" style:parent-style-name="DefaultParagraphFont" style:family="text">
      <style:text-properties style:font-name="Consolas" style:font-name-complex="Consolas" fo:color="#000000"/>
    </style:style>
    <style:style style:name="T79" style:parent-style-name="DefaultParagraphFont" style:family="text">
      <style:text-properties style:font-name="Consolas" style:font-name-complex="Consolas" fo:color="#FF0000"/>
    </style:style>
    <style:style style:name="T80" style:parent-style-name="DefaultParagraphFont" style:family="text">
      <style:text-properties style:font-name="Consolas" style:font-name-complex="Consolas" fo:color="#000000"/>
    </style:style>
    <style:style style:name="P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" style:parent-style-name="DefaultParagraphFont" style:family="text">
      <style:text-properties style:font-name="Consolas" style:font-name-complex="Consolas" fo:color="#000000"/>
    </style:style>
    <style:style style:name="T83" style:parent-style-name="DefaultParagraphFont" style:family="text">
      <style:text-properties style:font-name="Consolas" style:font-name-complex="Consolas" fo:color="#FF0000"/>
    </style:style>
    <style:style style:name="T84" style:parent-style-name="DefaultParagraphFont" style:family="text">
      <style:text-properties style:font-name="Consolas" style:font-name-complex="Consolas" fo:color="#000000"/>
    </style:style>
  </office:automatic-styles>
  <office:body>
    <office:text text:use-soft-page-breaks="true">
      <text:h text:style-name="P1" text:outline-level="1"/>
      <text:h text:style-name="Heading1" text:outline-level="1"><text:s text:c="54"/>DK908b</text:h>
      <text:h text:style-name="P2" text:outline-level="1">LAB2 REPORT</text:h>
      <text:p text:style-name="Normal"><text:s text:c="6"/><text:s text:c="24"/><text:s/><text:span text:style-name="T3">NB: for images, please look at the folder “images” in the zip archive</text:span></text:p>
      <text:list text:style-name="LFO1" text:continue-numbering="true">
        <text:list-item>
          <text:p text:style-name="P4">Task0</text:p>
        </text:list-item>
      </text:list>
      <text:list text:style-name="LFO2" text:continue-numbering="true">
        <text:list-item>
          <text:p text:style-name="P5">I used the commands<text:s/><text:span text:style-name="T6">sudo</text:span><text:s/><text:span text:style-name="T7">mongod --dbpath ./mongoServer <text:s/>--port 27217<text:s/></text:span>to lunch the mongo db server.</text:p>
        </text:list-item>
        <text:list-item>
          <text:p text:style-name="P8">I used the command<text:s/><text:span text:style-name="T9">mongoimport -c movies –port<text:s/></text:span><text:span text:style-name="T10">27217./moviepeople-10.jsonl (Very important client should connect to the same port the server is listening to.)</text:span></text:p>
        </text:list-item>
        <text:list-item>
          <text:p text:style-name="P11">To retrieve all the data, I used<text:s/><text:span text:style-name="T12">db.movies.find().pretty()<text:s/></text:span><text:s/>( the pretty at the end allow to have better formatation of theoutput) which returns<text:s/>the contain of the collection movie. The related picture id is<text:s/><text:span text:style-name="T13">task0_3</text:span></text:p>
        </text:list-item>
      </text:list>
      <text:list text:style-name="LFO1" text:continue-numbering="true">
        <text:list-item>
          <text:p text:style-name="P14">Task1</text:p>
        </text:list-item>
      </text:list>
      <text:list text:style-name="LFO3" text:continue-numbering="true">
        <text:list-item>
          <text:p text:style-name="P15">1)From the lab directory i ssued the following command :<text:span text:style-name="T16"><text:s/>mongoimport -c collectionName –port 27217 ./lab_2_datasets/filename,<text:s/></text:span>the relatated picture is<text:s/><text:span text:style-name="T17">task1_1</text:span></text:p>
        </text:list-item>
        <text:list-item>
          <text:p text:style-name="P18">2-a) The query used<text:s/>is<text:s/><text:span text:style-name="T19">db.moviepeople.find({“person-name” : “Taxiera,Anabela”})()</text:span><text:s/>and the releated picture id is<text:s/><text:span text:style-name="T20">task1_2a</text:span></text:p>
        </text:list-item>
        <text:list-item>
          <text:p text:style-name="P21">2-b) The query used is<text:s/><text:span text:style-name="T22">: db.moviespeople.find({“person-name” : “Spielberg, Steven”},{“info.birthnotes” : 1, _id : 0}) <text:s/></text:span>and the related picture is<text:s/><text:span text:style-name="T23">task1_2</text:span><text:span text:style-name="T24">b</text:span></text:p>
        </text:list-item>
        <text:list-item>
          <text:p text:style-name="P25">2-c)The query used is<text:s/><text:span text:style-name="T26">db.moviespeople.find(“info.birthnotes” : {$exists : “Lisbon”}).count()<text:s/></text:span>. The picture is task1_2c</text:p>
        </text:list-item>
        <text:list-item>
          <text:p text:style-name="P27">2-d) the query used is the following :<text:span text:style-name="T28"><text:s/>db.find({“info.height” : {$gt : “170 cm”},{_id : 0, “person-name” :1 , “info.hiegth” : 1}).<text:s/></text:span>The<text:s/>result can be seen in the picture<text:s/><text:span text:style-name="T29">task1_d</text:span></text:p>
        </text:list-item>
        <text:list-item>
          <text:p text:style-name="P30"><text:s/>2-e) The query used is<text:s/><text:span text:style-name="T31">db.moviespeople.find({$or : [{“info.birthname” : {$regex : “.*Opera.*”}},{“info.trivia” : {$regex : “.*Opera.*”}},{“info.birthnotes” : {$regex : “.*Opera.*”}},{“info.minibiography” : {$regex</text:span><text:span text:style-name="T32"><text:s/>: “.Opera.*”}},{“info.magazinecoverphoto” : {$regex : “.*Opera.*”}}]},{“person-name” : 1, _id : 0})</text:span></text:p>
        </text:list-item>
        <text:list-item>
          <text:p text:style-name="P33">2-f) the query used is <text:s/><text:span text:style-name="T34">db.moviepeople.qggregqte([{$lookup : {from : “citie” ,localField : “info.brthnotes”,foreignField : “name”,as “moviePersonCitie”}},{</text:span><text:span text:style-name="T35">$project : {moviPersonCitie : 1, population : 1,”location.longitude” :1, “location.latitude” :1}}]).pretty() . The result can be seen from the picture task1_2f</text:span></text:p>
        </text:list-item>
      </text:list>
      <text:list text:style-name="LFO1" text:continue-numbering="true">
        <text:list-item>
          <text:p text:style-name="P36">Task2</text:p>
        </text:list-item>
      </text:list>
      <text:list text:style-name="LFO4" text:continue-numbering="true">
        <text:list-item>
          <text:p text:style-name="P37">I created 3 directories<text:s/><text:span text:style-name="T38">mongoServer1, mongoServer2, mongoServer3</text:span></text:p>
        </text:list-item>
        <text:list-item>
          <text:p text:style-name="P39">The replica set has<text:s/>been create typing the following command in three different terminals :<text:s/><text:span text:style-name="T40">mongod –replSet small-movie -dbpath ./mongoServer[1-3] --port 2701[1-3]</text:span></text:p>
        </text:list-item>
        <text:list-item>
          <text:p text:style-name="P41">The command used for the initialisation of the replica set is<text:s/><text:span text:style-name="T42">rs.initiate({_id : “small-movie”,members : [{_id :</text:span><text:span text:style-name="T43"><text:s/>1, host : “localhost:27011”},{_id : 2, host : “localhost:27012”}]}) (launched from a shell terminal),<text:s/></text:span>the I added the arbiter using the command rs.addArb(“localhost:27013”) and the server running on port 27011 has been assigned as primary while the one on<text:s/>port 27012 as secondary; we can see the output of the 3 servers from the pictures:<text:s/><text:span text:style-name="T44">task2OutputServer1, task2OutputServer2, task2OutputServer3</text:span></text:p>
        </text:list-item>
        <text:list-item>
          <text:p text:style-name="P45">I used<text:s/><text:span text:style-name="T46">rs.conf()</text:span><text:s/>to get the configuration information of the replica set. The output can be seen on the picture<text:span text:style-name="T47"><text:s/>t</text:span><text:span text:style-name="T48">ask2OutputConfiguration</text:span></text:p>
        </text:list-item>
        <text:list-item>
          <text:p text:style-name="P49">The output of servers 1 (primary) and 2(secondary) can be seen on the pictures<text:s/><text:span text:style-name="T50">server1ImportOutput,and server2ImportOutput</text:span></text:p>
        </text:list-item>
        <text:list-item>
          <text:p text:style-name="P51">After stopping master <text:s/>the secondary and the arbiter servers don’t end, they keep trying the to connect to the primary server. The output is on the picture<text:span text:style-name="T52"><text:s/>killedMaster</text:span></text:p>
        </text:list-item>
      </text:list>
      <text:list text:style-name="LFO1" text:continue-numbering="true">
        <text:list-item>
          <text:p text:style-name="P53">Task3</text:p>
        </text:list-item>
      </text:list>
      <text:list text:style-name="LFO5" text:continue-numbering="true">
        <text:list-item>
          <text:p text:style-name="P54">I Used the command mongod –shardsvr –dbpath ./mongoServer[1-2] –port 2701[4-5] to start the 2 servers</text:p>
        </text:list-item>
      </text:list>
      <text:p text:style-name="P55">The command used for sharding are the following :<text:s/><text:span text:style-name="T56">mongod<text:s/></text:span><text:span text:style-name="T57">--configsvr<text:s/></text:span><text:span text:style-name="T58">--dbpath<text:s/></text:span><text:span text:style-name="T59">./mongoconfig --port 27016 , mongos --</text:span><text:span text:style-name="T60">configdb<text:s/></text:span><text:span text:style-name="T61">localhost:27016 --chunkSize 1 --port 27020, mongo localhost:27020/admin</text:span></text:p>
      <text:p text:style-name="P62"><text:span text:style-name="T63">db.runCommand( {<text:s/></text:span><text:span text:style-name="T64">addshard<text:s/></text:span><text:span text:style-name="T65">: "localhost:</text:span><text:span text:style-name="T66">27014</text:span><text:span text:style-name="T67">" } ) -&gt; { "shardAdded" :</text:span></text:p>
      <text:p text:style-name="P68">"shard0000", "ok" : 1 }</text:p>
      <text:p text:style-name="P69"><text:span text:style-name="T70">db.runCommand( {<text:s/></text:span><text:span text:style-name="T71">addshard<text:s/></text:span><text:span text:style-name="T72">: "localhost:</text:span><text:span text:style-name="T73">2701</text:span><text:span text:style-name="T74">5</text:span><text:span text:style-name="T75">" } ) -&gt; { "shardAdded" :</text:span></text:p>
      <text:p text:style-name="P76">"shard0001", "ok" : 1 }</text:p>
      <text:p text:style-name="P77"><text:span text:style-name="T78">db.runCommand({<text:s/></text:span><text:span text:style-name="T79">enablesharding</text:span><text:span text:style-name="T80">: "test"}) -&gt; { "ok" : 1 }</text:span></text:p>
      <text:p text:style-name="P81"><text:span text:style-name="T82">db.runCommand( {<text:s/></text:span><text:span text:style-name="T83">shardcollection<text:s/></text:span><text:span text:style-name="T84">: "test.cities", key : {country : 1} } 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onsolas-Bold" svg:font-family="Consolas-Bold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666in" text:min-label-width="0.25in" text:list-level-position-and-space-mode="label-alignment">
          <style:list-level-label-alignment text:label-followed-by="listtab" fo:margin-left="4.91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in" text:min-label-width="0.25in" text:list-level-position-and-space-mode="label-alignment">
          <style:list-level-label-alignment text:label-followed-by="listtab" fo:margin-left="0.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in" text:min-label-width="0.25in" text:list-level-position-and-space-mode="label-alignment">
          <style:list-level-label-alignment text:label-followed-by="listtab" fo:margin-left="1.4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in" text:min-label-width="0.25in" text:list-level-position-and-space-mode="label-alignment">
          <style:list-level-label-alignment text:label-followed-by="listtab" fo:margin-left="1.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in" text:min-label-width="0.25in" text:list-level-position-and-space-mode="label-alignment">
          <style:list-level-label-alignment text:label-followed-by="listtab" fo:margin-left="2.4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in" text:min-label-width="0.25in" text:list-level-position-and-space-mode="label-alignment">
          <style:list-level-label-alignment text:label-followed-by="listtab" fo:margin-left="2.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in" text:min-label-width="0.25in" text:list-level-position-and-space-mode="label-alignment">
          <style:list-level-label-alignment text:label-followed-by="listtab" fo:margin-left="0.9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in" text:min-label-width="0.25in" text:list-level-position-and-space-mode="label-alignment">
          <style:list-level-label-alignment text:label-followed-by="listtab" fo:margin-left="1.4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in" text:min-label-width="0.25in" text:list-level-position-and-space-mode="label-alignment">
          <style:list-level-label-alignment text:label-followed-by="listtab" fo:margin-left="1.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in" text:min-label-width="0.25in" text:list-level-position-and-space-mode="label-alignment">
          <style:list-level-label-alignment text:label-followed-by="listtab" fo:margin-left="2.4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in" text:min-label-width="0.25in" text:list-level-position-and-space-mode="label-alignment">
          <style:list-level-label-alignment text:label-followed-by="listtab" fo:margin-left="2.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in" text:min-label-width="0.25in" text:list-level-position-and-space-mode="label-alignment">
          <style:list-level-label-alignment text:label-followed-by="listtab" fo:margin-left="4.4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666in" text:min-label-width="0.25in" text:list-level-position-and-space-mode="label-alignment">
          <style:list-level-label-alignment text:label-followed-by="listtab" fo:margin-left="1.016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666in" text:min-label-width="0.25in" text:list-level-position-and-space-mode="label-alignment">
          <style:list-level-label-alignment text:label-followed-by="listtab" fo:margin-left="1.516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666in" text:min-label-width="0.25in" text:list-level-position-and-space-mode="label-alignment">
          <style:list-level-label-alignment text:label-followed-by="listtab" fo:margin-left="2.016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666in" text:min-label-width="0.25in" text:list-level-position-and-space-mode="label-alignment">
          <style:list-level-label-alignment text:label-followed-by="listtab" fo:margin-left="2.516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666in" text:min-label-width="0.25in" text:list-level-position-and-space-mode="label-alignment">
          <style:list-level-label-alignment text:label-followed-by="listtab" fo:margin-left="3.016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666in" text:min-label-width="0.25in" text:list-level-position-and-space-mode="label-alignment">
          <style:list-level-label-alignment text:label-followed-by="listtab" fo:margin-left="3.516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666in" text:min-label-width="0.25in" text:list-level-position-and-space-mode="label-alignment">
          <style:list-level-label-alignment text:label-followed-by="listtab" fo:margin-left="4.016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666in" text:min-label-width="0.25in" text:list-level-position-and-space-mode="label-alignment">
          <style:list-level-label-alignment text:label-followed-by="listtab" fo:margin-left="4.516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666in" text:min-label-width="0.25in" text:list-level-position-and-space-mode="label-alignment">
          <style:list-level-label-alignment text:label-followed-by="listtab" fo:margin-left="5.01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tame</meta:initial-creator>
    <dc:creator> </dc:creator>
    <meta:creation-date>2019-09-30T10:34:00Z</meta:creation-date>
    <dc:date>2019-10-12T22:58:00Z</dc:date>
    <meta:print-date>2019-10-12T22:57:00Z</meta:print-date>
    <meta:template xlink:href="Normal.dotm" xlink:type="simple"/>
    <meta:editing-cycles>7</meta:editing-cycles>
    <meta:editing-duration>PT171300S</meta:editing-duration>
    <meta:document-statistic meta:page-count="1" meta:paragraph-count="7" meta:word-count="570" meta:character-count="3815" meta:row-count="27" meta:non-whitespace-character-count="3252"/>
  </office:meta>
</office:document-meta>
</file>